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059" svg:font-family="C059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  <style:font-face style:name="Source Han Sans SC Regular" svg:font-family="'Source Han Sans SC Regular'" style:font-family-generic="system" style:font-pitch="variable"/>
  </office:font-face-decls>
  <office:automatic-styles>
    <style:style style:name="P1" style:family="paragraph" style:parent-style-name="Standard">
      <style:text-properties style:font-name="C059" fo:font-size="13pt" style:font-size-asian="11.3500003814697pt" style:font-size-complex="13pt"/>
    </style:style>
    <style:style style:name="P2" style:family="paragraph" style:parent-style-name="Standard" style:list-style-name="L2">
      <style:text-properties style:font-name="C059" fo:font-size="13pt" officeooo:rsid="000563ac" officeooo:paragraph-rsid="000563ac" style:font-size-asian="11.3500003814697pt" style:font-size-complex="13pt"/>
    </style:style>
    <style:style style:name="P3" style:family="paragraph" style:parent-style-name="Standard" style:list-style-name="L2">
      <style:text-properties style:font-name="C059" fo:font-size="13pt" officeooo:rsid="0006872e" officeooo:paragraph-rsid="0006872e" style:font-size-asian="11.3500003814697pt" style:font-size-complex="13pt"/>
    </style:style>
    <style:style style:name="P4" style:family="paragraph" style:parent-style-name="Header">
      <style:paragraph-properties fo:text-align="center" style:justify-single-word="false"/>
      <style:text-properties style:font-name="C059" fo:font-size="13pt" officeooo:rsid="000563ac" officeooo:paragraph-rsid="000563ac" style:font-size-asian="13pt" style:font-size-complex="13pt"/>
    </style:style>
    <style:style style:name="T1" style:family="text">
      <style:text-properties officeooo:rsid="000563ac"/>
    </style:style>
    <style:style style:name="T2" style:family="text">
      <style:text-properties officeooo:rsid="000687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Smart Home Inspector (SHI) is a program designed to display logged events from smart home hubs in a live generated graphical display. The following functions can be expected from SHI:</text:span></text:p>
      <text:p text:style-name="P1"/>
      <text:list xml:id="list3577176585" text:style-name="L2">
        <text:list-item>
          <text:p text:style-name="P2">present a file dialogue to open <text:span text:style-name="T2">log files </text:span></text:p>
        </text:list-item>
        <text:list-item>
          <text:p text:style-name="P3">limit opened log files to one file per instance of SHI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059" svg:font-family="C059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  <style:font-face style:name="Source Han Sans SC Regular" svg:font-family="'Source Han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ource Han Sans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ource Han Sans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SC Regular" style:font-family-asian="'Source Han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059" fo:font-size="13pt" officeooo:rsid="000563ac" officeooo:paragraph-rsid="000563ac" style:font-size-asian="13pt" style:font-size-complex="13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Functional Requirements for Smart Home Inspecto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2:09:33.622976169</meta:creation-date>
    <dc:date>2018-08-27T12:53:21.750215935</dc:date>
    <meta:editing-duration>PT23M27S</meta:editing-duration>
    <meta:editing-cycles>2</meta:editing-cycles>
    <meta:generator>LibreOffice/6.1.0.3$Linux_X86_64 LibreOffice_project/10$Build-3</meta:generator>
    <meta:document-statistic meta:table-count="0" meta:image-count="0" meta:object-count="0" meta:page-count="1" meta:paragraph-count="5" meta:word-count="58" meta:character-count="331" meta:non-whitespace-character-count="278"/>
  </office:meta>
</office:document-meta>
</file>